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0.4118in"/>
    </style:style>
    <style:style style:name="co4" style:family="table-column">
      <style:table-column-properties fo:break-before="auto" style:column-width="0.9819in"/>
    </style:style>
    <style:style style:name="co5" style:family="table-column">
      <style:table-column-properties fo:break-before="auto" style:column-width="0.5193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5083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0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Speed</text:p>
          </table:table-cell>
          <table:table-cell office:value-type="string">
            <text:p>Speed Ratio</text:p>
          </table:table-cell>
          <table:table-cell office:value-type="string">
            <text:p>Power</text:p>
          </table:table-cell>
          <table:table-cell office:value-type="string">
            <text:p>Units Affected</text:p>
          </table:table-cell>
          <table:table-cell office:value-type="string">
            <text:p>Types Affected</text:p>
          </table:table-cell>
        </table:table-row>
        <table:table-row table:style-name="ro1">
          <table:table-cell office:value-type="string">
            <text:p>Fighter Propulsion Engines I</text:p>
          </table:table-cell>
          <table:table-cell office:value-type="string">
            <text:p>fprop1</text:p>
          </table:table-cell>
          <table:table-cell office:value-type="float" office:value="110">
            <text:p>110</text:p>
          </table:table-cell>
          <table:table-cell/>
          <table:table-cell office:value-type="float" office:value="100">
            <text:p>10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Fighter</text:p>
          </table:table-cell>
        </table:table-row>
        <table:table-row table:style-name="ro1">
          <table:table-cell office:value-type="string">
            <text:p>Fighter Propulsion Engines II</text:p>
          </table:table-cell>
          <table:table-cell office:value-type="string">
            <text:p>fprop2</text:p>
          </table:table-cell>
          <table:table-cell office:value-type="float" office:value="140">
            <text:p>140</text:p>
          </table:table-cell>
          <table:table-cell office:value-type="string">
            <text:p>fprop1</text:p>
          </table:table-cell>
          <table:table-cell office:value-type="float" office:value="150">
            <text:p>15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Fighter</text:p>
          </table:table-cell>
        </table:table-row>
        <table:table-row table:style-name="ro1">
          <table:table-cell office:value-type="string">
            <text:p>Bomber Propulsion Engines I</text:p>
          </table:table-cell>
          <table:table-cell office:value-type="string">
            <text:p>bprop1</text:p>
          </table:table-cell>
          <table:table-cell office:value-type="float" office:value="120">
            <text:p>120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omber</text:p>
          </table:table-cell>
        </table:table-row>
        <table:table-row table:style-name="ro1">
          <table:table-cell office:value-type="string">
            <text:p>Bomber Propulsion Engines II</text:p>
          </table:table-cell>
          <table:table-cell office:value-type="string">
            <text:p>bprop2</text:p>
          </table:table-cell>
          <table:table-cell office:value-type="float" office:value="150">
            <text:p>150</text:p>
          </table:table-cell>
          <table:table-cell office:value-type="string">
            <text:p>bprop1</text:p>
          </table:table-cell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omber</text:p>
          </table:table-cell>
        </table:table-row>
        <table:table-row table:style-name="ro1">
          <table:table-cell office:value-type="string">
            <text:p>Capital Ship Subwarp Engines I</text:p>
          </table:table-cell>
          <table:table-cell office:value-type="string">
            <text:p>csprop1</text:p>
          </table:table-cell>
          <table:table-cell office:value-type="float" office:value="150">
            <text:p>150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Capital Ship Subwarp Engines II</text:p>
          </table:table-cell>
          <table:table-cell office:value-type="string">
            <text:p>csprop2</text:p>
          </table:table-cell>
          <table:table-cell office:value-type="float" office:value="175">
            <text:p>175</text:p>
          </table:table-cell>
          <table:table-cell office:value-type="string">
            <text:p>csprop2</text:p>
          </table:table-cell>
          <table:table-cell office:value-type="float" office:value="200">
            <text:p>20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NEO Awesome Nuclear Reactors</text:p>
          </table:table-cell>
          <table:table-cell office:value-type="string">
            <text:p>allprop1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Capital Ship Colonization I</text:p>
          </table:table-cell>
          <table:table-cell office:value-type="string">
            <text:p>cscol1</text:p>
          </table:table-cell>
          <table:table-cell office:value-type="float" office:value="200">
            <text:p>200</text:p>
          </table:table-cell>
          <table:table-cell office:value-type="string">
            <text:p>csprop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White Star Colonization Improvements I</text:p>
          </table:table-cell>
          <table:table-cell office:value-type="string">
            <text:p>wscol1</text:p>
          </table:table-cell>
          <table:table-cell office:value-type="float" office:value="105">
            <text:p>105</text:p>
          </table:table-cell>
          <table:table-cell office:value-type="string">
            <text:p>cscol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hite Star</text:p>
          </table:table-cell>
          <table:table-cell office:value-type="string">
            <text:p>N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2">07/22/2008</text:date>, <text:time>16:2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Juan Lafont</dc:creator>
    <dc:date>2008-07-22T16:21:15</dc:date>
    <meta:editing-cycles>3</meta:editing-cycles>
    <meta:editing-duration>PT16M19S</meta:editing-duration>
    <meta:user-defined meta:name="Info 1"/>
    <meta:user-defined meta:name="Info 2"/>
    <meta:user-defined meta:name="Info 3"/>
    <meta:user-defined meta:name="Info 4"/>
    <meta:document-statistic meta:table-count="1" meta:cell-count="86"/>
  </office:meta>
</office:document-meta>
</file>